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weight="bold" officeooo:rsid="00075d13" officeooo:paragraph-rsid="00075d1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weight="normal" officeooo:rsid="00075d13" officeooo:paragraph-rsid="00075d1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weight="normal" officeooo:rsid="000c950a" officeooo:paragraph-rsid="000c950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weight="bold" officeooo:rsid="0021af75" officeooo:paragraph-rsid="0021af7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weight="bold" officeooo:rsid="000c950a" officeooo:paragraph-rsid="000c950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officeooo:rsid="000c950a" officeooo:paragraph-rsid="00214c4e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weight="normal" officeooo:rsid="000c950a" officeooo:paragraph-rsid="0012c865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weight="bold" officeooo:rsid="000d8073" officeooo:paragraph-rsid="0014162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weight="normal" officeooo:rsid="000c950a" officeooo:paragraph-rsid="0015ddb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weight="normal" officeooo:rsid="000c950a" officeooo:paragraph-rsid="000f32ca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weight="bold" officeooo:rsid="0014162c" officeooo:paragraph-rsid="0014162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weight="bold" officeooo:rsid="0014162c" officeooo:paragraph-rsid="0014162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officeooo:rsid="000c950a" officeooo:paragraph-rsid="000c950a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weight="bold" officeooo:rsid="0015ddb9" officeooo:paragraph-rsid="0015ddb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weight="bold" officeooo:rsid="000f32ca" officeooo:paragraph-rsid="000f32c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weight="bold" officeooo:rsid="0018b536" officeooo:paragraph-rsid="0018b53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weight="normal" officeooo:rsid="0018b536" officeooo:paragraph-rsid="0018b5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weight="bold" officeooo:rsid="0017ad68" officeooo:paragraph-rsid="0017ad6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weight="normal" officeooo:rsid="0017ad68" officeooo:paragraph-rsid="0017ad68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loext:opacity="100%" fo:font-weight="bold" officeooo:rsid="00103a4f" officeooo:paragraph-rsid="00103a4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weight="bold" officeooo:rsid="00103a4f" officeooo:paragraph-rsid="00103a4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weight="normal" officeooo:rsid="00103a4f" officeooo:paragraph-rsid="00103a4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weight="normal" officeooo:rsid="00116acc" officeooo:paragraph-rsid="00116ac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weight="bold" officeooo:rsid="001a55ed" officeooo:paragraph-rsid="001a55e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weight="normal" officeooo:rsid="001a55ed" officeooo:paragraph-rsid="001a55e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weight="normal" officeooo:rsid="001a55ed" officeooo:paragraph-rsid="001c19d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weight="bold" officeooo:rsid="001a55ed" officeooo:paragraph-rsid="001c19d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weight="normal" officeooo:rsid="001c19d9" officeooo:paragraph-rsid="001c19d9" style:font-weight-asian="normal" style:font-weight-complex="normal"/>
    </style:style>
    <style:style style:name="P29" style:family="paragraph" style:parent-style-name="Heading_20_2">
      <style:paragraph-properties fo:text-align="start" style:justify-single-word="false"/>
      <style:text-properties fo:color="#000000" loext:opacity="100%" fo:font-weight="normal" officeooo:rsid="001c19d9" officeooo:paragraph-rsid="001c19d9" style:font-weight-asian="normal" style:font-weight-complex="normal"/>
    </style:style>
    <style:style style:name="P30" style:family="paragraph" style:parent-style-name="Text_20_body">
      <style:text-properties fo:color="#000000" loext:opacity="100%" officeooo:rsid="001c19d9"/>
    </style:style>
    <style:style style:name="P31" style:family="paragraph" style:parent-style-name="Text_20_body" style:list-style-name="L4">
      <style:text-properties fo:color="#000000" loext:opacity="100%" officeooo:rsid="001c19d9"/>
    </style:style>
    <style:style style:name="P32" style:family="paragraph" style:parent-style-name="Text_20_body" style:list-style-name="L5">
      <style:text-properties fo:color="#000000" loext:opacity="100%" officeooo:rsid="001c19d9"/>
    </style:style>
    <style:style style:name="P33" style:family="paragraph" style:parent-style-name="Horizontal_20_Line">
      <style:text-properties fo:color="#000000" loext:opacity="100%" officeooo:rsid="001c19d9"/>
    </style:style>
    <style:style style:name="P34" style:family="paragraph" style:parent-style-name="Heading_20_2">
      <style:text-properties fo:color="#000000" loext:opacity="100%" fo:font-weight="normal" officeooo:rsid="001c19d9" style:font-weight-asian="normal" style:font-weight-complex="normal"/>
    </style:style>
    <style:style style:name="P35" style:family="paragraph" style:parent-style-name="Text_20_body" style:list-style-name="L6">
      <style:text-properties fo:color="#000000" loext:opacity="100%" officeooo:rsid="001c19d9"/>
    </style:style>
    <style:style style:name="P36" style:family="paragraph" style:parent-style-name="Horizontal_20_Line">
      <style:paragraph-properties fo:text-align="start" style:justify-single-word="false"/>
      <style:text-properties fo:color="#000000" loext:opacity="100%" fo:font-weight="normal" officeooo:rsid="001c19d9" officeooo:paragraph-rsid="001c19d9" style:font-weight-asian="normal" style:font-weight-complex="normal"/>
    </style:style>
    <style:style style:name="P37" style:family="paragraph" style:parent-style-name="Text_20_body" style:list-style-name="L7">
      <style:text-properties fo:color="#000000" loext:opacity="100%" officeooo:rsid="001c19d9"/>
    </style:style>
    <style:style style:name="P38" style:family="paragraph" style:parent-style-name="Text_20_body" style:list-style-name="L8">
      <style:text-properties fo:color="#000000" loext:opacity="100%" officeooo:rsid="001c19d9"/>
    </style:style>
    <style:style style:name="T1" style:family="text">
      <style:text-properties officeooo:rsid="0021af75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59bd"/>
    </style:style>
    <style:style style:name="T5" style:family="text">
      <style:text-properties officeooo:rsid="00098bd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officeooo:rsid="0017ad68" style:font-weight-asian="bold" style:font-weight-complex="bold"/>
    </style:style>
    <style:style style:name="T8" style:family="text">
      <style:text-properties fo:font-weight="bold" officeooo:rsid="000f32ca" style:font-weight-asian="bold" style:font-weight-complex="bold"/>
    </style:style>
    <style:style style:name="T9" style:family="text">
      <style:text-properties officeooo:rsid="000dc89d"/>
    </style:style>
    <style:style style:name="T10" style:family="text">
      <style:text-properties officeooo:rsid="000f29b8"/>
    </style:style>
    <style:style style:name="T11" style:family="text">
      <style:text-properties officeooo:rsid="000f32ca"/>
    </style:style>
    <style:style style:name="T12" style:family="text">
      <style:text-properties officeooo:rsid="00103a4f"/>
    </style:style>
    <style:style style:name="T13" style:family="text">
      <style:text-properties officeooo:rsid="0017ad68"/>
    </style:style>
    <style:style style:name="T14" style:family="text">
      <style:text-properties officeooo:rsid="000d8073"/>
    </style:style>
    <style:style style:name="T15" style:family="text">
      <style:text-properties officeooo:rsid="0015ddb9"/>
    </style:style>
    <style:style style:name="T16" style:family="text">
      <style:text-properties officeooo:rsid="0018b536"/>
    </style:style>
    <style:style style:name="T17" style:family="text">
      <style:text-properties officeooo:rsid="0014162c"/>
    </style:style>
    <style:style style:name="T18" style:family="text">
      <style:text-properties fo:font-weight="normal" officeooo:rsid="000dc89d" style:font-weight-asian="normal" style:font-weight-complex="normal"/>
    </style:style>
    <style:style style:name="T19" style:family="text">
      <style:text-properties fo:font-weight="normal" officeooo:rsid="0014162c" style:font-weight-asian="normal" style:font-weight-complex="normal"/>
    </style:style>
    <style:style style:name="T20" style:family="text">
      <style:text-properties fo:font-weight="normal" officeooo:rsid="000f29b8" style:font-weight-asian="normal" style:font-weight-complex="normal"/>
    </style:style>
    <style:style style:name="T21" style:family="text">
      <style:text-properties fo:font-weight="normal" officeooo:rsid="0015ddb9" style:font-weight-asian="normal" style:font-weight-complex="normal"/>
    </style:style>
    <style:style style:name="T22" style:family="text">
      <style:text-properties officeooo:rsid="0012c865"/>
    </style:style>
    <style:style style:name="T23" style:family="text">
      <style:text-properties officeooo:rsid="001c19d9"/>
    </style:style>
    <style:style style:name="T24" style:family="text">
      <style:text-properties fo:font-weight="normal" officeooo:rsid="001c19d9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-BOUNTY <text:span text:style-name="T1">RECON </text:span>METHODOLOGY </text:p>
      <text:p text:style-name="P2"/>
      <text:p text:style-name="P2"><text:span text:style-name="T2">STEP 1</text:span>: <text:span text:style-name="T3">INFORMATION GATHERING</text:span> </text:p>
      <text:p text:style-name="P2"/>
      <text:p text:style-name="P2">- What is the scope of the program ( *.example.com <text:s/>or <text:s/><text:a xlink:type="simple" xlink:href="http://www.example.com/" text:style-name="Internet_20_link" text:visited-style-name="Visited_20_Internet_20_Link">www.example.com</text:a> ).</text:p>
      <text:p text:style-name="P2"/>
      <text:p text:style-name="P2">- <text:span text:style-name="T4">Enumerate for sub-domains or focus only specific urls provided by the company/organization.</text:span></text:p>
      <text:p text:style-name="P2"/>
      <text:p text:style-name="P2">- <text:span text:style-name="T4">How many ip-addresses does the company have.</text:span></text:p>
      <text:p text:style-name="P2"/>
      <text:p text:style-name="P2">- <text:span text:style-name="T5">What type of site is it ( Software as a service [SAAS]? , Open Source?, Collaborative? , Paid or <text:s text:c="8"/>Free? ).</text:span></text:p>
      <text:p text:style-name="P2"/>
      <text:p text:style-name="P2">- <text:span text:style-name="T5">What technology is the site using.</text:span></text:p>
      <text:p text:style-name="P2"><text:s text:c="4"/></text:p>
      <text:p text:style-name="P3">The above are just what you have to take in consideration about reconnaissance when it concern bug bounty recon phase or hacking a website. Let’s begin Hacking.</text:p>
      <text:p text:style-name="P4"><text:s text:c="36"/></text:p>
      <text:p text:style-name="P5">What is our scope program</text:p>
      <text:p text:style-name="P6"><text:span text:style-name="T6">- www.*tesla.com.</text:span></text:p>
      <text:p text:style-name="P3"/>
      <text:p text:style-name="P3"><text:span text:style-name="T7"><text:s text:c="12"/>1. <text:s text:c="3"/></text:span><text:span text:style-name="T8">DNS Resolution</text:span></text:p>
      <text:p text:style-name="P7">-<text:span text:style-name="T9">Find the ip address related to each domain ( DNS resolution A, AAAA, CNAME, NS, MX ) records. Here we are finding the ip adresses belonging to the company. </text:span><text:span text:style-name="T10">We are looking for the ip address of the subdomain of the site that is the ip address of the subdomain </text:span><text:span text:style-name="T11">of the main domain </text:span><text:span text:style-name="T10">and domain of the site main domain. </text:span></text:p>
      <text:p text:style-name="P7">- <text:span text:style-name="T12">Find if the company own their personal CIDR ( Classless </text:span>Inter-Domain Routing <text:span text:style-name="T12">).</text:span></text:p>
      <text:list text:style-name="L1">
        <text:list-header>
          <text:p text:style-name="P8"/>
          <text:p text:style-name="P8"><text:span text:style-name="T13">2. <text:s text:c="3"/></text:span>Enumeration</text:p>
        </text:list-header>
      </text:list>
      <text:p text:style-name="P3">Now we have our program scope to test on, let’<text:span text:style-name="T14">s</text:span> start enumerating the site for subdomains. The type of info we are looking for here is </text:p>
      <text:p text:style-name="P3">-The company sub-domains.</text:p>
      <text:p text:style-name="P9">-<text:span text:style-name="T15">Find subdomains of subdomains.</text:span></text:p>
      <text:p text:style-name="P3">-The <text:span text:style-name="T14">company live sub-domains.</text:span></text:p>
      <text:p text:style-name="P10">-<text:span text:style-name="T14">The sub-domains of the live sub-domains. That is we are collecting all links related to the live sub-domains </text:span><text:span text:style-name="T16">( we use waybackurl tool here )</text:span><text:span text:style-name="T14">.</text:span></text:p>
      <text:p text:style-name="P10">-<text:span text:style-name="T17">Screenshot or visit the site of allsubdomains manaully or use automaed tool.</text:span></text:p>
      <text:list text:style-name="L2">
        <text:list-header>
          <text:p text:style-name="P11"/>
          <text:p text:style-name="P11"><text:span text:style-name="T13">3. <text:s text:c="3"/></text:span>Content Discovery</text:p>
        </text:list-header>
      </text:list>
      <text:p text:style-name="P12">Brute-Force 1.0</text:p>
      <text:p text:style-name="P13"><text:span text:style-name="T6">-</text:span><text:span text:style-name="T18">Disc</text:span><text:span text:style-name="T19">o</text:span><text:span text:style-name="T18">ver hidden directories </text:span><text:span text:style-name="T20">and files </text:span><text:span text:style-name="T21">( using wordlists )</text:span><text:span text:style-name="T18">.</text:span></text:p>
      <text:p text:style-name="P14">Web crawling</text:p>
      <text:p text:style-name="P3">-<text:span text:style-name="T22">Crawl the website for endpoints.</text:span></text:p>
      <text:p text:style-name="P3">-<text:span text:style-name="T15">Github search ( use live subdomains to search for credentials in github ).</text:span></text:p>
      <text:p text:style-name="P15">Analysis</text:p>
      <text:p text:style-name="P3">-<text:span text:style-name="T11">Analyze hidden directories for any leakage of data or forbidden pages and try to bypass them.</text:span></text:p>
      <text:p text:style-name="P3"/>
      <text:p text:style-name="P16"><text:s text:c="13"/>4. <text:s text:c="2"/>Link filtration</text:p>
      <text:p text:style-name="P17">-Collect the waybackurl links and pass over gf tool to filter links for possible vulnerabilities ( use grep to collect all the js files from waybackurl.txt file ).</text:p>
      <text:p text:style-name="P3"/>
      <text:p text:style-name="P18"><text:s text:c="12"/><text:span text:style-name="T16">5</text:span>. <text:s text:c="2"/>Inspecting java-script files</text:p>
      <text:p text:style-name="P19"><text:soft-page-break/>-Search for java-script files and analyze them ( This require a different echnique because they are hidden java endpoints that are not exposed. ).</text:p>
      <text:list text:style-name="L3">
        <text:list-header>
          <text:p text:style-name="P20"/>
        </text:list-header>
      </text:list>
      <text:p text:style-name="P21"><text:span text:style-name="T16"><text:s text:c="14"/>6</text:span><text:span text:style-name="T13">. <text:s/></text:span>Scanning</text:p>
      <text:p text:style-name="P22">-<text:span text:style-name="T15">Use shodan to find exposed vulnerable devices of the target </text:span><text:span text:style-name="T16">( ZoomEye.io, Censys.io )</text:span><text:span text:style-name="T15">.</text:span></text:p>
      <text:p text:style-name="P22">-Scan all sub-domain and main domain for open ports.</text:p>
      <text:p text:style-name="P23">It is also good to look for geolocation and ASN number ( to know where the IP is located and which company owns it ). </text:p>
      <text:p text:style-name="P21">Brute-forcing 1.1</text:p>
      <text:p text:style-name="P22">-Brute-force any port that can be bruteforced. e.g ftp.</text:p>
      <text:p text:style-name="P22"/>
      <text:p text:style-name="P24"><text:s text:c="15"/>7. <text:s/>Automated Scanning</text:p>
      <text:p text:style-name="P25">-Pass all subdomains (.txt), waybackurls (.txt), vulnerabilitylinks (.txt) over nuclei scanner to scan all of them for vulnerabilities. ( Dont forget to use nuclei templates ).</text:p>
      <text:p text:style-name="P25"/>
      <text:p text:style-name="P24"><text:s text:c="17"/>8. <text:s/>Web-Application Technology identification</text:p>
      <text:p text:style-name="P25">-Use wappalyzer to check for web technology being used by the website ( firewall, database, etc ).</text:p>
      <text:p text:style-name="P25"/>
      <text:p text:style-name="P25">This is the end of the recon phase.</text:p>
      <text:p text:style-name="P26"><text:span text:style-name="T2">NB</text:span>: <text:span text:style-name="T23">Remember this</text:span></text:p>
      <text:p text:style-name="P26">- AI will help you alot ( chatgpt, deepseek, claude.ai ).</text:p>
      <text:p text:style-name="P27"><text:span text:style-name="T6">- </text:span><text:span text:style-name="T24">For firewall bypass XSS payloads check at ( </text:span><text:a xlink:type="simple" xlink:href="https://github.com/0xInfection/Awesome-WAF#known-bypasses" text:style-name="Internet_20_link" text:visited-style-name="Visited_20_Internet_20_Link"><text:span text:style-name="T24">https://github.com/0xInfection/Awesome-WAF#known-bypasses</text:span></text:a><text:span text:style-name="T24"> ).</text:span></text:p>
      <text:p text:style-name="P28">- <text:span text:style-name="T1">Never forget to store/keep/note all the data you got from the recon phase.</text:span></text:p>
      <text:h text:style-name="P29" text:outline-level="2"><text:span text:style-name="Strong_20_Emphasis">PHASE 1: PASSIVE RECON (100% Safe)</text:span></text:h>
      <text:p text:style-name="P30"><text:span text:style-name="Emphasis">Goal: Collect as much information as possible without directly interacting with the target.</text:span></text:p>
      <text:list text:style-name="L4">
        <text:list-item>
          <text:p text:style-name="P31">Define the <text:span text:style-name="Strong_20_Emphasis">scope</text:span> (in-scope domains, subdomains, IPs).</text:p>
        </text:list-item>
        <text:list-item>
          <text:p text:style-name="P31">Filter out <text:span text:style-name="Strong_20_Emphasis">out-of-scope assets</text:span>.</text:p>
        </text:list-item>
      </text:list>
      <text:p text:style-name="P30"><text:span text:style-name="Strong_20_Emphasis">Techniques &amp; Tools</text:span></text:p>
      <text:list text:style-name="L5">
        <text:list-item>
          <text:p text:style-name="P32">Subdomain Enumeration: <text:span text:style-name="Source_20_Text">subfinder</text:span>, <text:span text:style-name="Source_20_Text">assetfinder</text:span>, <text:span text:style-name="Source_20_Text">amass</text:span>, <text:span text:style-name="Source_20_Text">findomain</text:span>, crt.sh.</text:p>
        </text:list-item>
        <text:list-item>
          <text:p text:style-name="P32">ASN &amp; IP Discovery: whois, Shodan, Censys, ZoomEye.</text:p>
        </text:list-item>
        <text:list-item>
          <text:p text:style-name="P32">Archive Data: <text:span text:style-name="Source_20_Text">waybackurls</text:span>, <text:span text:style-name="Source_20_Text">gau</text:span>, Common Crawl.</text:p>
        </text:list-item>
        <text:list-item>
          <text:p text:style-name="P32">JS File Analysis: <text:span text:style-name="Source_20_Text">subjs</text:span>, <text:span text:style-name="Source_20_Text">linkfinder</text:span>, <text:span text:style-name="Source_20_Text">JSParser</text:span>.</text:p>
        </text:list-item>
        <text:list-item>
          <text:p text:style-name="P32">GitHub Dorking (with in-scope keywords).</text:p>
        </text:list-item>
        <text:list-item>
          <text:p text:style-name="P32">Cloud Storage checks: open AWS S3, GCP, Azure blobs (without modifying anything).</text:p>
        </text:list-item>
        <text:list-item>
          <text:p text:style-name="P32">Technology Fingerprinting: <text:span text:style-name="Source_20_Text">wappalyzer</text:span>, <text:span text:style-name="Source_20_Text">whatweb</text:span>, builtwith.com.</text:p>
        </text:list-item>
      </text:list>
      <text:p text:style-name="P30">👉 <text:span text:style-name="Strong_20_Emphasis">Output:</text:span><text:line-break/>A big list of domains, subdomains, URLs, endpoints, parameters, and technologies — all collected passively.</text:p>
      <text:p text:style-name="P33"/>
      <text:h text:style-name="P34" text:outline-level="2"><text:span text:style-name="Strong_20_Emphasis">PHASE 2: ACTIVE RECON (Check Rules First)</text:span></text:h>
      <text:p text:style-name="P30"><text:span text:style-name="Emphasis">Goal: Interact directly with the target, but carefully — some programs may restrict this.</text:span></text:p>
      <text:list text:style-name="L6">
        <text:list-item>
          <text:p text:style-name="P35"><text:soft-page-break/><text:span text:style-name="Strong_20_Emphasis">DNS Resolution:</text:span> Resolve A, AAAA, CNAME, MX, NS records.</text:p>
        </text:list-item>
        <text:list-item>
          <text:p text:style-name="P35"><text:span text:style-name="Strong_20_Emphasis">Reverse DNS Lookups</text:span> (PTR).</text:p>
        </text:list-item>
        <text:list-item>
          <text:p text:style-name="P35"><text:span text:style-name="Strong_20_Emphasis">Zone Transfers (AXFR):</text:span> ⚠️ Only attempt if rules allow.</text:p>
        </text:list-item>
        <text:list-item>
          <text:p text:style-name="P35"><text:span text:style-name="Strong_20_Emphasis">Subdomain Permutations:</text:span> <text:span text:style-name="Source_20_Text">dnsgen</text:span>.</text:p>
        </text:list-item>
        <text:list-item>
          <text:p text:style-name="P35"><text:span text:style-name="Strong_20_Emphasis">Port Scanning:</text:span> <text:span text:style-name="Source_20_Text">nmap</text:span>, <text:span text:style-name="Source_20_Text">masscan</text:span> (rate-limit to avoid DoS).</text:p>
        </text:list-item>
        <text:list-item>
          <text:p text:style-name="P35"><text:span text:style-name="Strong_20_Emphasis">Directory/Endpoint Brute Force:</text:span> <text:span text:style-name="Source_20_Text">ffuf</text:span>, <text:span text:style-name="Source_20_Text">dirsearch</text:span> (focus on <text:span text:style-name="Source_20_Text">.bak, .zip, .sql, .xml, .tar.gz</text:span>).</text:p>
        </text:list-item>
        <text:list-item>
          <text:p text:style-name="P35"><text:span text:style-name="Strong_20_Emphasis">Parameter Discovery:</text:span> <text:span text:style-name="Source_20_Text">arjun</text:span>, <text:span text:style-name="Source_20_Text">paramspider</text:span>.</text:p>
        </text:list-item>
        <text:list-item>
          <text:p text:style-name="P35"><text:span text:style-name="Strong_20_Emphasis">CORS Misconfig Checks</text:span> (Origin reflection, wildcard <text:span text:style-name="Source_20_Text">*</text:span>).</text:p>
        </text:list-item>
        <text:list-item>
          <text:p text:style-name="P35"><text:span text:style-name="Strong_20_Emphasis">Banner Grabbing / Service Enumeration:</text:span> Check versions &amp; default creds (but don’t brute force).</text:p>
        </text:list-item>
      </text:list>
      <text:p text:style-name="P28">👉 <text:span text:style-name="Strong_20_Emphasis">Output:</text:span><text:line-break/>Validated live assets, open ports, directories, endpoints, parameters, and potential misconfigs — ready for testing.</text:p>
      <text:p text:style-name="P28"/>
      <text:p text:style-name="P36"/>
      <text:h text:style-name="P34" text:outline-level="2"><text:span text:style-name="Strong_20_Emphasis">PHASE 3: EXPLOITATION / ATTACK PHASE</text:span></text:h>
      <text:p text:style-name="P30"><text:span text:style-name="Emphasis">Goal: Actively test for vulnerabilities once recon is complete.</text:span></text:p>
      <text:list text:style-name="L7">
        <text:list-item>
          <text:p text:style-name="P37"><text:span text:style-name="Strong_20_Emphasis">Injection Attacks:</text:span> SQLi, XSS, SSTI, command injection.</text:p>
        </text:list-item>
        <text:list-item>
          <text:p text:style-name="P37"><text:span text:style-name="Strong_20_Emphasis">Authentication Issues:</text:span> Broken auth, IDOR, privilege escalation.</text:p>
        </text:list-item>
        <text:list-item>
          <text:p text:style-name="P37"><text:span text:style-name="Strong_20_Emphasis">CORS Exploitation:</text:span> Steal tokens, bypass Same-Origin Policy.</text:p>
        </text:list-item>
        <text:list-item>
          <text:p text:style-name="P37"><text:span text:style-name="Strong_20_Emphasis">File Upload Attacks:</text:span> Upload bypass → RCE.</text:p>
        </text:list-item>
        <text:list-item>
          <text:p text:style-name="P37"><text:span text:style-name="Strong_20_Emphasis">Business Logic Flaws:</text:span> Payment bypass, race conditions, workflow abuse.</text:p>
        </text:list-item>
        <text:list-item>
          <text:p text:style-name="P37"><text:span text:style-name="Strong_20_Emphasis">Secrets &amp; Keys:</text:span> Exploit leaked tokens, AWS creds, API keys from JS/GitHub.</text:p>
        </text:list-item>
        <text:list-item>
          <text:p text:style-name="P37"><text:span text:style-name="Strong_20_Emphasis">Automated Vulnerability Scanning:</text:span> <text:span text:style-name="Source_20_Text">nuclei</text:span> (with community + custom templates).</text:p>
        </text:list-item>
      </text:list>
      <text:p text:style-name="P30">👉 <text:span text:style-name="Strong_20_Emphasis">Output:</text:span><text:line-break/>Exploitable findings, proof-of-concept payloads, and report-ready vulnerabilities.</text:p>
      <text:p text:style-name="P36"/>
      <text:h text:style-name="P34" text:outline-level="2">⚠️ Important Notes</text:h>
      <text:list text:style-name="L8">
        <text:list-item>
          <text:p text:style-name="P38">Always do <text:span text:style-name="Strong_20_Emphasis">Phase 1 fully first</text:span> (no risk).</text:p>
        </text:list-item>
        <text:list-item>
          <text:p text:style-name="P38">Only move to <text:span text:style-name="Strong_20_Emphasis">Phase 2</text:span> if the program <text:span text:style-name="Strong_20_Emphasis">allows active interaction</text:span> (check rules of engagement).</text:p>
        </text:list-item>
        <text:list-item>
          <text:p text:style-name="P38"><text:span text:style-name="Strong_20_Emphasis">Phase 3 (Exploitation)</text:span> must always be <text:span text:style-name="Strong_20_Emphasis">within scope and legal</text:span>.</text:p>
        </text:list-item>
      </text:list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5-08-29T11:36:57.719309784</dc:date>
    <meta:editing-duration>PT2H11M53S</meta:editing-duration>
    <meta:editing-cycles>8</meta:editing-cycles>
    <meta:document-statistic meta:table-count="0" meta:image-count="0" meta:object-count="0" meta:page-count="3" meta:paragraph-count="88" meta:word-count="876" meta:character-count="5636" meta:non-whitespace-character-count="4717"/>
  </office:meta>
</office:document-meta>
</file>